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836cm"/>
    </style:style>
    <style:style style:name="Tabla1.B" style:family="table-column">
      <style:table-column-properties style:column-width="4.974cm"/>
    </style:style>
    <style:style style:name="Tabla1.C" style:family="table-column">
      <style:table-column-properties style:column-width="9.19cm"/>
    </style:style>
    <style:style style:name="Tabla1.A1" style:family="table-cell">
      <style:table-cell-properties style:vertical-align="middle" fo:padding="0.049cm" fo:border="none"/>
    </style:style>
    <style:style style:name="P1" style:family="paragraph" style:parent-style-name="Text_20_body" style:list-style-name="L1"/>
    <style:style style:name="P2" style:family="paragraph" style:parent-style-name="Horizontal_20_Line">
      <style:text-properties officeooo:rsid="000e3872"/>
    </style:style>
    <style:style style:name="P3" style:family="paragraph" style:parent-style-name="Heading_20_3">
      <style:text-properties officeooo:rsid="000e3872" officeooo:paragraph-rsid="000e3872"/>
    </style:style>
    <style:style style:name="P4" style:family="paragraph" style:parent-style-name="Horizontal_20_Line">
      <style:text-properties officeooo:rsid="000e3872" officeooo:paragraph-rsid="0011841e"/>
    </style:style>
    <style:style style:name="P5" style:family="paragraph" style:parent-style-name="Heading_20_3">
      <style:text-properties officeooo:rsid="000e3872" officeooo:paragraph-rsid="0011841e"/>
    </style:style>
    <style:style style:name="P6" style:family="paragraph" style:parent-style-name="Heading_20_2">
      <style:text-properties officeooo:rsid="000e3872" officeooo:paragraph-rsid="000e3872"/>
    </style:style>
    <style:style style:name="P7" style:family="paragraph" style:parent-style-name="Text_20_body" style:list-style-name="L2"/>
    <style:style style:name="P8" style:family="paragraph" style:parent-style-name="Quotations" style:list-style-name="L3"/>
    <style:style style:name="P9" style:family="paragraph" style:parent-style-name="Table_20_Contents">
      <style:text-properties style:text-line-through-style="solid" style:text-line-through-type="singl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T1" style:family="text">
      <style:text-properties fo:font-size="10pt" style:font-size-asian="10pt" style:font-size-complex="10pt"/>
    </style:style>
    <style:style style:name="T2" style:family="text">
      <style:text-properties officeooo:rsid="000e3872"/>
    </style:style>
    <style:style style:name="T3" style:family="text">
      <style:text-properties officeooo:rsid="0011841e"/>
    </style:style>
    <style:style style:name="T4" style:family="text">
      <style:text-properties fo:font-weight="normal" officeooo:rsid="0011841e" style:font-weight-asian="normal" style:font-weight-complex="normal"/>
    </style:style>
    <style:style style:name="T5" style:family="text">
      <style:text-properties style:text-line-through-style="solid" style:text-line-through-type="single"/>
    </style:style>
    <style:style style:name="T6" style:family="text">
      <style:text-properties officeooo:rsid="000ff56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Horizontal_20_Line"><text:span text:style-name="Strong_20_Emphasis"><text:span text:style-name="T1">Incendios y el medio ambiente</text:span></text:span></text:p>
      <text:h text:style-name="Heading_20_2" text:outline-level="2"><text:span text:style-name="Strong_20_Emphasis">Fuego en la pantalla: cómo los medios digitales narran los incendios forestales y su impacto ambiental</text:span></text:h>
      <text:p text:style-name="Text_20_body"><text:span text:style-name="Strong_20_Emphasis">Por </text:span><text:span text:style-name="Strong_20_Emphasis"><text:span text:style-name="T2">Sofía Furtado y Arián Bagnasco </text:span></text:span><text:span text:style-name="Strong_20_Emphasis">| Montevideo, Uruguay</text:span></text:p>
      <text:p text:style-name="Horizontal_20_Line"/>
      <text:h text:style-name="Heading_20_3" text:outline-level="3"><text:span text:style-name="Strong_20_Emphasis">Las noticias arden</text:span></text:h>
      <text:p text:style-name="Text_20_body">Cada verano, el fuego vuelve a hacerse protagonista en las páginas de los medios. Pero no sólo en los montes y sierras o en los pastizales secos: también en los titulares. Los incendios forestales, convertidos en fenómeno recurrente en América del Sur, han ganado espacio en la prensa digital, especialmente bajo una nueva mirada: la medioambiental.</text:p>
      <text:p text:style-name="Text_20_body">Este reportaje se propone explorar cómo los textos periodísticos en línea narran los incendios forestales, qué enfoques predominan y cómo construyen el vínculo entre fuego, cambio climático y responsabilidad social.</text:p>
      <text:p text:style-name="Horizontal_20_Line"/>
      <text:h text:style-name="Heading_20_3" text:outline-level="3"><text:span text:style-name="Strong_20_Emphasis">El incendio como noticia</text:span></text:h>
      <text:p text:style-name="Text_20_body">La cobertura de incendios suele comenzar como una <text:span text:style-name="Strong_20_Emphasis">noticia de última hora</text:span>: focos activos, número de hectáreas quemadas, unidades desplegadas, evacuaciones y alertas meteorológicas. Pero en muchos medios, particularmente digitales, esta cobertura ha comenzado a transformarse: ya no se trata solo del fuego, sino del <text:span text:style-name="Strong_20_Emphasis">contexto ecológico y económico</text:span> que lo rodea.</text:p>
      <text:p text:style-name="Quotations">“<text:span text:style-name="T3">Cita random pq si…</text:span>” <text:span text:style-name="T3">Autor/a</text:span></text:p>
      <text:h text:style-name="Heading_20_3" text:outline-level="3"><text:span text:style-name="Strong_20_Emphasis">Análisis de medios digitales</text:span></text:h>
      <text:p text:style-name="Text_20_body">Se analizaron <text:span text:style-name="T3">X</text:span> textos periodísticos digitales publicados entre <text:span text:style-name="T3">20XX</text:span> y 20<text:span text:style-name="T3">XX</text:span> en portales de Uruguay, Argentina y Brasil <text:span text:style-name="T3">(Ponele) </text:span>. Los resultados revelan tendencias claras:</text:p>
      <text:list text:style-name="L1">
        <text:list-item>
          <text:p text:style-name="P1"><text:span text:style-name="Strong_20_Emphasis">Enfoque fragmentado</text:span>: muchos artículos informan sobre incendios como eventos aislados, sin conexión explícita con el cambio climático o la gestión ambiental.</text:p>
        </text:list-item>
        <text:list-item>
          <text:p text:style-name="P1"><text:span text:style-name="Strong_20_Emphasis">Lenguaje técnico vs narrativo</text:span>: los medios especializados tienden a utilizar terminología científica o ambiental (combustible vegetal, interfaz urbano-rural), mientras que los generalistas <text:span text:style-name="T3">le dan más importancia</text:span> la inmediatez y lo emotivo.</text:p>
        </text:list-item>
        <text:list-item>
          <text:p text:style-name="P1"><text:span text:style-name="Strong_20_Emphasis">Fuentes consultadas</text:span>: predominan las fuentes oficiales (bomberos, intendencias), mientras que rara vez se consulta a ecólogos, ambientalistas o científicos del clima.</text:p>
        </text:list-item>
        <text:list-item>
          <text:p text:style-name="P1"><text:span text:style-name="Strong_20_Emphasis">Uso de imágenes e infografías</text:span>: si bien todos los medios incluyen imágenes <text:span text:style-name="T3">impactantes</text:span>, sólo un <text:span text:style-name="T3">XX</text:span>% acompaña sus notas con gráficos explicativos o mapas interactivos del área afectada.</text:p>
        </text:list-item>
      </text:list>
      <text:p text:style-name="Quotations">“<text:span text:style-name="T3">Otra cita random” autora</text:span></text:p>
      <text:p text:style-name="Horizontal_20_Line"><text:soft-page-break/></text:p>
      <text:h text:style-name="Heading_20_3" text:outline-level="3"><text:span text:style-name="Strong_20_Emphasis">Incendios y cambio climático</text:span></text:h>
      <text:p text:style-name="Text_20_body">El vínculo entre incendios y cambio climático es cada vez más evidente científicamente, pero no siempre periodísticamente. Aunque algunos portales, como<text:span text:style-name="Emphasis"> </text:span><text:span text:style-name="Emphasis"><text:span text:style-name="T3">[</text:span></text:span><text:span text:style-name="Emphasis"><text:span text:style-name="T4">Pepita, Juanita y la Marencoche]</text:span></text:span>, comienzan a incorporar este enfoque en sus coberturas, otros aún lo tratan de forma <text:span text:style-name="T3">vaga</text:span> o meramente decorativa.</text:p>
      <text:p text:style-name="Text_20_body">Una búsqueda rápida en Google News de la frase “incendio forestal cambio climático” arroja más resultados en medios internacionales que en portales regionales. Esto revela un desfase informativo y una <text:span text:style-name="Strong_20_Emphasis">oportunidad periodística aún no plenamente aprovechada</text:span>.</text:p>
      <text:p text:style-name="Horizontal_20_Line"/>
      <text:h text:style-name="Heading_20_3" text:outline-level="3"><text:span text:style-name="Strong_20_Emphasis">El rol del periodismo digital ambiental</text:span></text:h>
      <text:p text:style-name="Text_20_body">En Uruguay, donde la expansión forestal convive con una creciente amenaza de incendios y una percepción social difusa del problema, el periodismo digital tiene un rol clave: <text:span text:style-name="Strong_20_Emphasis">informar, contextualizar y educar</text:span>.</text:p>
      <text:p text:style-name="Text_20_body">Proyectos como <text:span text:style-name="T3">[</text:span><text:span text:style-name="Emphasis"><text:span text:style-name="T3">Buscamos algún coso de caridad o Incentivador]</text:span></text:span> han demostrado que es posible construir una narrativa ambiental rigurosa y atractiva, sin caer en el alarmismo ni el tecnicismo extremo.</text:p>
      <text:p text:style-name="Quotations">“<text:span text:style-name="T3">Otra cita XD</text:span>” <text:span text:style-name="T3">Autor/a</text:span></text:p>
      <text:p text:style-name="Horizontal_20_Line"/>
      <text:h text:style-name="Heading_20_3" text:outline-level="3"><text:span text:style-name="Strong_20_Emphasis">Más que humo</text:span></text:h>
      <text:p text:style-name="Text_20_body">Los incendios forestales no son simplemente llamas. Son un síntoma visible de un sistema desequilibrado, una oportunidad para repensar cómo comunicamos lo ambiental. Y, sobre todo, un llamado urgente para que el periodismo digital <text:span text:style-name="Strong_20_Emphasis">se encienda con sentido, con datos y con profundidad</text:span>.</text:p>
      <text:p text:style-name="Text_20_body">Porque cada texto que escribimos sobre un incendio es también un acto narrativo y social. No basta con contar que algo arde: hay que explicar por qué, cómo evitarlo, y qué estamos haciendo —o dejando de hacer— para evitar el próximo.</text:p>
      <text:p text:style-name="P2"/>
      <text:h text:style-name="P3" text:outline-level="3"><text:span text:style-name="Strong_20_Emphasis"><text:span text:style-name="T3">Q</text:span></text:span><text:span text:style-name="Strong_20_Emphasis">ue el periodismo también prenda</text:span></text:h>
      <text:p text:style-name="Text_20_body">Informar sobre incendios forestales no puede ser solo una respuesta reactiva. Debe ser una herramienta proactiva. Porque cada artículo publicado tiene el potencial de construir conciencia, cambiar hábitos y presionar por políticas más responsables.</text:p>
      <text:p text:style-name="Text_20_body">En tiempos donde el humo se cuela hasta en los algoritmos, que no se apague la vocación de narrar lo que importa, con datos, con mirada crítica y con compromiso con el territorio.</text:p>
      <text:p text:style-name="P4"/>
      <text:h text:style-name="P5" text:outline-level="3"><text:span text:style-name="Strong_20_Emphasis"/></text:h>
      <text:h text:style-name="P6" text:outline-level="2"><text:soft-page-break/><text:span text:style-name="Strong_20_Emphasis">Apuntes</text:span></text:h>
      <text:h text:style-name="Heading_20_3" text:outline-level="3">Objetivo</text:h>
      <text:p text:style-name="Text_20_body"><text:span text:style-name="Strong_20_Emphasis">Redactar un </text:span><text:span text:style-name="Strong_20_Emphasis"><text:span text:style-name="T2">reportaje</text:span></text:span><text:span text:style-name="Strong_20_Emphasis"> periodístico digital sobre cómo se abordan </text:span><text:span text:style-name="Strong_20_Emphasis"><text:span text:style-name="T2">los reportajes acerca de incendios y cómo los mismos son relacionados con temas </text:span></text:span><text:span text:style-name="Strong_20_Emphasis">medioambientales en el periodismo en línea.</text:span></text:p>
      <text:p text:style-name="Horizontal_20_Line"/>
      <text:h text:style-name="Heading_20_3" text:outline-level="3">Estructura Base</text:h>
      <text:h text:style-name="Heading_20_4" text:outline-level="4">1. <text:span text:style-name="Strong_20_Emphasis">Comprensión del objeto de análisis</text:span></text:h>
      <text:p text:style-name="Text_20_body">Antes de escribir, se debe tener claro:</text:p>
      <text:list text:style-name="L2">
        <text:list-item>
          <text:p text:style-name="P7">Qué son <text:span text:style-name="Strong_20_Emphasis">textos periodísticos medioambientales</text:span>.</text:p>
        </text:list-item>
        <text:list-item>
          <text:p text:style-name="P7">Qué características particulares tienen en cuanto a <text:span text:style-name="Strong_20_Emphasis">tono, fuentes, estructura, sesgo y propósito</text:span>.</text:p>
        </text:list-item>
      </text:list>
      <text:p text:style-name="Quotations"><text:span text:style-name="Strong_20_Emphasis">Sugerencia:</text:span> <text:span text:style-name="T2">Leer</text:span> de 3 a 5 artículos ambientales online de distintos medios. Analizar:</text:p>
      <text:list text:style-name="L3">
        <text:list-item>
          <text:p text:style-name="P8">Titular</text:p>
        </text:list-item>
        <text:list-item>
          <text:p text:style-name="P8">Lead o entrada</text:p>
        </text:list-item>
        <text:list-item>
          <text:p text:style-name="P8">Desarrollo</text:p>
        </text:list-item>
        <text:list-item>
          <text:p text:style-name="P8">Fuentes utilizadas</text:p>
        </text:list-item>
        <text:list-item>
          <text:p text:style-name="P8">Recursos visuales o interactivos</text:p>
        </text:list-item>
      </text:list>
      <text:h text:style-name="Heading_20_4" text:outline-level="4">2. <text:span text:style-name="Strong_20_Emphasis">Elección del tipo de texto periodístico</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ipo de texto</text:p>
            </table:table-cell>
            <table:table-cell table:style-name="Tabla1.A1" office:value-type="string">
              <text:p text:style-name="Table_20_Heading">Características</text:p>
            </table:table-cell>
            <table:table-cell table:style-name="Tabla1.A1" office:value-type="string">
              <text:p text:style-name="Table_20_Heading">Usos posibles para este proyecto</text:p>
            </table:table-cell>
          </table:table-row>
        </table:table-header-rows>
        <table:table-row>
          <table:table-cell table:style-name="Tabla1.A1" office:value-type="string">
            <text:p text:style-name="Table_20_Contents"><text:span text:style-name="Strong_20_Emphasis"><text:span text:style-name="T5">Noticia</text:span></text:span></text:p>
          </table:table-cell>
          <table:table-cell table:style-name="Tabla1.A1" office:value-type="string">
            <text:p text:style-name="P9">Breve, factual, responde a las 5W <text:span text:style-name="T2">y H</text:span></text:p>
          </table:table-cell>
          <table:table-cell table:style-name="Tabla1.A1" office:value-type="string">
            <text:p text:style-name="P9">Si se aborda un evento o cambio reciente en el periodismo ambiental</text:p>
          </table:table-cell>
        </table:table-row>
        <table:table-row>
          <table:table-cell table:style-name="Tabla1.A1" office:value-type="string">
            <text:p text:style-name="Table_20_Contents"><text:span text:style-name="Strong_20_Emphasis"><text:span text:style-name="T5">Crónica</text:span></text:span></text:p>
          </table:table-cell>
          <table:table-cell table:style-name="Tabla1.A1" office:value-type="string">
            <text:p text:style-name="P9">Narrativa, humano, observacional</text:p>
          </table:table-cell>
          <table:table-cell table:style-name="Tabla1.A1" office:value-type="string">
            <text:p text:style-name="P9">Ideal <text:span text:style-name="T2">para</text:span> mostrar evolución o análisis comparativo</text:p>
          </table:table-cell>
        </table:table-row>
        <table:table-row>
          <table:table-cell table:style-name="Tabla1.A1" office:value-type="string">
            <text:p text:style-name="Table_20_Contents"><text:span text:style-name="Strong_20_Emphasis">Reportaje</text:span></text:p>
          </table:table-cell>
          <table:table-cell table:style-name="Tabla1.A1" office:value-type="string">
            <text:p text:style-name="Table_20_Contents">Extenso, profundo, con investigación</text:p>
          </table:table-cell>
          <table:table-cell table:style-name="Tabla1.A1" office:value-type="string">
            <text:p text:style-name="Table_20_Contents">Recomendado si se analiza el fenómeno del periodismo ambiental digital con múltiples fuentes</text:p>
          </table:table-cell>
        </table:table-row>
        <table:table-row>
          <table:table-cell table:style-name="Tabla1.A1" office:value-type="string">
            <text:p text:style-name="Table_20_Contents"><text:span text:style-name="Strong_20_Emphasis"><text:span text:style-name="T5">Artículo de opinión</text:span></text:span></text:p>
          </table:table-cell>
          <table:table-cell table:style-name="Tabla1.A1" office:value-type="string">
            <text:p text:style-name="P9">Subjetivo, argumentativo</text:p>
          </table:table-cell>
          <table:table-cell table:style-name="Tabla1.A1" office:value-type="string">
            <text:p text:style-name="P9">Si se emit<text:span text:style-name="T2">e</text:span> una crítica sobre el estado actual del periodismo ambiental digital</text:p>
          </table:table-cell>
        </table:table-row>
        <table:table-row>
          <table:table-cell table:style-name="Tabla1.A1" office:value-type="string">
            <text:p text:style-name="Table_20_Contents"><text:span text:style-name="Strong_20_Emphasis"><text:span text:style-name="T5">Entrevista</text:span></text:span></text:p>
          </table:table-cell>
          <table:table-cell table:style-name="Tabla1.A1" office:value-type="string">
            <text:p text:style-name="P9">Preguntas y respuestas</text:p>
          </table:table-cell>
          <table:table-cell table:style-name="Tabla1.A1" office:value-type="string">
            <text:p text:style-name="P9">Si se incluye la <text:span text:style-name="T2">opinión</text:span> de un periodista</text:p>
          </table:table-cell>
        </table:table-row>
      </table:table>
      <text:p text:style-name="Quotations"/>
      <text:h text:style-name="Heading_20_3" text:outline-level="3"><text:span text:style-name="T2">Tips de Redacción</text:span> Periodística</text:h>
      <text:h text:style-name="Heading_20_4" text:outline-level="4">1. <text:span text:style-name="Strong_20_Emphasis">Claridad</text:span></text:h>
      <text:list text:style-name="L4">
        <text:list-item>
          <text:p text:style-name="P10">Usa frases cortas, precisas y estructuradas lógicamente.</text:p>
        </text:list-item>
        <text:list-item>
          <text:p text:style-name="P10"><text:soft-page-break/>Evita jergas técnicas sin explicación.</text:p>
        </text:list-item>
      </text:list>
      <text:h text:style-name="Heading_20_4" text:outline-level="4">2. <text:span text:style-name="Strong_20_Emphasis">Pirámide invertida</text:span></text:h>
      <text:list text:style-name="L5">
        <text:list-item>
          <text:p text:style-name="P11">Primero lo más importante.</text:p>
        </text:list-item>
        <text:list-item>
          <text:p text:style-name="P11">Luego contexto y desarrollo.</text:p>
        </text:list-item>
        <text:list-item>
          <text:p text:style-name="P11">Finaliza<text:span text:style-name="T6">r</text:span> con detalles o testimonios.</text:p>
        </text:list-item>
      </text:list>
      <text:h text:style-name="Heading_20_4" text:outline-level="4">3. <text:span text:style-name="Strong_20_Emphasis">Uso de fuentes</text:span></text:h>
      <text:list text:style-name="L6">
        <text:list-item>
          <text:p text:style-name="P12">Cita<text:span text:style-name="T6">r</text:span> medios online reales.</text:p>
        </text:list-item>
        <text:list-item>
          <text:p text:style-name="P12">Integra<text:span text:style-name="T6">r</text:span> entrevistas si es posible.</text:p>
        </text:list-item>
        <text:list-item>
          <text:p text:style-name="P12">Añad<text:span text:style-name="T6">ir</text:span> estadísticas o estudios académicos que respalden la información.</text:p>
        </text:list-item>
      </text:list>
      <text:h text:style-name="Heading_20_4" text:outline-level="4">4. <text:span text:style-name="Strong_20_Emphasis">Lenguaje</text:span></text:h>
      <text:list text:style-name="L7">
        <text:list-item>
          <text:p text:style-name="P13">Neutro.</text:p>
        </text:list-item>
        <text:list-item>
          <text:p text:style-name="P13">Adecuado al público objetivo: digital, joven, lector de contenido ambiental.</text:p>
        </text:list-item>
      </text:list>
      <text:h text:style-name="Heading_20_4" text:outline-level="4">5. <text:span text:style-name="Strong_20_Emphasis">Elementos multimedia</text:span></text:h>
      <text:list text:style-name="L8">
        <text:list-item>
          <text:p text:style-name="P14"><text:span text:style-name="T6">Agregar </text:span><text:span text:style-name="Strong_20_Emphasis">hipervínculos, videos, gráficos interactivos o infografías</text:span>.</text:p>
        </text:list-item>
      </text:list>
      <text:p text:style-name="Horizontal_20_Line"/>
      <text:h text:style-name="Heading_20_3" text:outline-level="3"><text:span text:style-name="T6">S</text:span>itio web</text:h>
      <text:h text:style-name="Heading_20_4" text:outline-level="4">1. <text:span text:style-name="Strong_20_Emphasis">Estructura de la página</text:span></text:h>
      <text:list text:style-name="L9">
        <text:list-item>
          <text:p text:style-name="P15"><text:span text:style-name="Strong_20_Emphasis">Header</text:span> con título llamativo.</text:p>
        </text:list-item>
        <text:list-item>
          <text:p text:style-name="P15"><text:span text:style-name="Strong_20_Emphasis">Subtítulo</text:span> con resumen del enfoque del texto.</text:p>
        </text:list-item>
        <text:list-item>
          <text:p text:style-name="P15"><text:span text:style-name="Strong_20_Emphasis">Artículo completo</text:span> dividido en secciones claras.</text:p>
        </text:list-item>
        <text:list-item>
          <text:p text:style-name="P15"><text:span text:style-name="Strong_20_Emphasis">Infografía dinámica</text:span> o descargable.</text:p>
        </text:list-item>
        <text:list-item>
          <text:p text:style-name="P15"><text:span text:style-name="Strong_20_Emphasis">Conclusión o llamado a la acción</text:span>.</text:p>
        </text:list-item>
        <text:list-item>
          <text:p text:style-name="P15">Sección de comentarios o reflexión final (opcional).</text:p>
        </text:list-item>
      </text:list>
      <text:h text:style-name="Heading_20_4" text:outline-level="4">2. <text:span text:style-name="Strong_20_Emphasis">Estética</text:span></text:h>
      <text:list text:style-name="L10">
        <text:list-item>
          <text:p text:style-name="P16">Accesibilidad: contrastes, tamaño de fuente, navegación intuitiva.</text:p>
        </text:list-item>
      </text:list>
      <text:p text:style-name="Horizontal_20_Line"/>
      <text:h text:style-name="Heading_20_3" text:outline-level="3"/>
      <text:p text:style-name="Text_20_body"/>
      <text:p text:style-name="Text_20_body"/>
      <text:h text:style-name="Heading_20_3" text:outline-level="3"><text:soft-page-break/>Infografía</text:h>
      <text:p text:style-name="Text_20_body">Inclu<text:span text:style-name="T2">ir</text:span> en la infografía:</text:p>
      <text:list text:style-name="L11">
        <text:list-item>
          <text:p text:style-name="P17">¿Qué es el periodismo ambiental?</text:p>
        </text:list-item>
        <text:list-item>
          <text:p text:style-name="P17">¿Cómo ha evolucionado en plataformas digitales?</text:p>
        </text:list-item>
        <text:list-item>
          <text:p text:style-name="P17">¿Qué medios digitales son referentes?</text:p>
        </text:list-item>
        <text:list-item>
          <text:p text:style-name="P17">¿Qué formatos multimedia utilizan?</text:p>
        </text:list-item>
        <text:list-item>
          <text:p text:style-name="P17">¿Qué retos y oportunidades enfrentan?</text:p>
        </text:list-item>
      </text:list>
      <text:p text:style-name="Quotations"><text:span text:style-name="T6">Podemos usar </text:span><text:span text:style-name="Strong_20_Emphasis">Canva</text:span>, <text:span text:style-name="Strong_20_Emphasis">Infogram</text:span>, <text:span text:style-name="Strong_20_Emphasis">Figma.</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style:rfc-language-tag="es-419" fo:language="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style:rfc-language-tag="es-419" fo:language="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4T17:00:53.292000000</meta:creation-date>
    <dc:date>2025-05-24T17:31:16.675000000</dc:date>
    <meta:editing-duration>PT9M44S</meta:editing-duration>
    <meta:editing-cycles>1</meta:editing-cycles>
    <meta:document-statistic meta:table-count="1" meta:image-count="0" meta:object-count="0" meta:page-count="5" meta:paragraph-count="97" meta:word-count="1009" meta:character-count="6647" meta:non-whitespace-character-count="5769"/>
    <meta:generator>LibreOffice/24.8.6.2$Windows_X86_64 LibreOffice_project/6d98ba145e9a8a39fc57bcc76981d1fb1316c60c</meta:generator>
  </office:meta>
</office:document-meta>
</file>